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4000000614DAA63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327cm" fo:margin-left="0cm" fo:margin-top="0cm" fo:margin-bottom="0cm" table:align="left" style:writing-mode="lr-tb"/>
    </style:style>
    <style:style style:name="Table1.A" style:family="table-column">
      <style:table-column-properties style:column-width="9.694cm"/>
    </style:style>
    <style:style style:name="Table1.B" style:family="table-column">
      <style:table-column-properties style:column-width="9.633cm"/>
    </style:style>
    <style:style style:name="Table1.1" style:family="table-row">
      <style:table-row-properties style:min-row-height="5.398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9.27cm" fo:margin-left="-0.199cm" fo:margin-top="0cm" fo:margin-bottom="0cm" table:align="left" style:writing-mode="lr-tb"/>
    </style:style>
    <style:style style:name="Table2.A" style:family="table-column">
      <style:table-column-properties style:column-width="4.817cm"/>
    </style:style>
    <style:style style:name="Table2.B" style:family="table-column">
      <style:table-column-properties style:column-width="4.812cm"/>
    </style:style>
    <style:style style:name="Table2.D" style:family="table-column">
      <style:table-column-properties style:column-width="4.82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text-properties style:font-name="Lucida Sans" fo:font-size="10.5pt" style:font-size-asian="10.5pt" style:font-name-complex="Arial1" style:font-size-complex="9.5pt"/>
    </style:style>
    <style:style style:name="P2" style:family="paragraph" style:parent-style-name="Standard">
      <style:paragraph-properties fo:line-height="0.494cm"/>
      <style:text-properties style:font-name="Lucida Sans" style:font-size-complex="12pt"/>
    </style:style>
    <style:style style:name="P3" style:family="paragraph" style:parent-style-name="Standard">
      <style:paragraph-properties fo:line-height="0.494cm" fo:text-align="justify" style:justify-single-word="false"/>
      <style:text-properties style:font-name="Lucida Sans" style:font-size-complex="12pt"/>
    </style:style>
    <style:style style:name="P4" style:family="paragraph" style:parent-style-name="Standard">
      <style:paragraph-properties fo:line-height="0.494cm"/>
      <style:text-properties style:font-name="Lucida Sans" fo:font-size="10pt" fo:font-weight="bold" style:font-size-asian="10pt" style:font-weight-asian="bold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Lucida Sans" fo:font-size="10pt" style:font-size-asian="10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font-name="Lucida Sans" fo:font-size="10pt" fo:font-style="italic" fo:font-weight="bold" style:font-size-asian="10pt" style:font-style-asian="italic" style:font-weight-asian="bold" style:font-style-complex="italic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line-height="0.494cm" fo:text-align="center" style:justify-single-word="false"/>
      <style:text-properties style:font-name="Lucida Sans" style:text-underline-style="solid" style:text-underline-width="auto" style:text-underline-color="font-color" fo:font-weight="bold" style:font-weight-asian="bold" style:font-size-complex="12pt" style:font-weight-complex="bold"/>
    </style:style>
    <style:style style:name="P8" style:family="paragraph" style:parent-style-name="Standard">
      <style:paragraph-properties fo:line-height="0.494cm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 fo:padding-left="0cm" fo:padding-right="0cm" fo:padding-top="0cm" fo:padding-bottom="0.035cm" fo:border-left="none" fo:border-right="none" fo:border-top="none" fo:border-bottom="0.51pt solid #00000a"/>
      <style:text-properties fo:font-variant="small-caps" style:font-name="Lucida Sans" fo:font-size="10.5pt" fo:font-weight="bold" style:font-size-asian="10.5pt" style:font-weight-asian="bold" style:font-name-complex="Arial1" style:font-size-complex="9.5pt" fo:hyphenate="false" fo:hyphenation-remain-char-count="2" fo:hyphenation-push-char-count="2"/>
    </style:style>
    <style:style style:name="P11" style:family="paragraph" style:parent-style-name="Title">
      <style:paragraph-properties fo:line-height="0.494cm" fo:text-align="start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Lucida Sans" fo:font-size="10.5pt" style:font-size-asian="10.5pt" style:font-name-complex="Arial1" style:font-size-complex="9.5pt"/>
    </style:style>
    <style:style style:name="P12" style:family="paragraph" style:parent-style-name="Standard">
      <style:paragraph-properties fo:margin-top="0cm" fo:margin-bottom="0cm" style:contextual-spacing="false" fo:line-height="0.494cm"/>
      <style:text-properties style:font-name="Lucida Sans" fo:font-size="10pt" fo:font-weight="bold" style:font-size-asian="10pt" style:font-weight-asian="bold"/>
    </style:style>
    <style:style style:name="P13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pt" fo:font-weight="bold" style:font-size-asian="10pt" style:font-weight-asian="bold"/>
    </style:style>
    <style:style style:name="P14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pt" fo:font-weight="bold" officeooo:rsid="0016c3ca" officeooo:paragraph-rsid="0016c3ca" style:font-size-asian="10pt" style:font-weight-asian="bold"/>
    </style:style>
    <style:style style:name="P15" style:family="paragraph" style:parent-style-name="Standard">
      <style:paragraph-properties fo:margin-top="0cm" fo:margin-bottom="0cm" style:contextual-spacing="false" fo:line-height="0.494cm"/>
      <style:text-properties style:font-name="Lucida Sans" fo:font-size="10pt" fo:font-weight="bold" officeooo:rsid="0016c3ca" officeooo:paragraph-rsid="0016c3ca" style:font-size-asian="10pt" style:font-weight-asian="bold"/>
    </style:style>
    <style:style style:name="P16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.5pt" fo:font-weight="bold" officeooo:rsid="0016c3ca" officeooo:paragraph-rsid="0016c3ca" style:font-size-asian="10.5pt" style:font-weight-asian="bold" style:font-size-complex="10.5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fo:font-variant="small-caps" style:font-name="Lucida Sans" fo:font-size="10.5pt" fo:font-weight="bold" style:font-size-asian="10.5pt" style:font-weight-asian="bold" style:font-name-complex="Arial1" style:font-size-complex="9.5pt" fo:hyphenate="false" fo:hyphenation-remain-char-count="2" fo:hyphenation-push-char-count="2"/>
    </style:style>
    <style:style style:name="P18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fo:letter-spacing="-0.011cm" style:font-size-asian="10pt" fo:hyphenate="false" fo:hyphenation-remain-char-count="2" fo:hyphenation-push-char-count="2"/>
    </style:style>
    <style:style style:name="P19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fo:hyphenate="false" fo:hyphenation-remain-char-count="2" fo:hyphenation-push-char-count="2"/>
    </style:style>
    <style:style style:name="P20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style:language-asian="en" style:country-asian="GB" fo:hyphenate="false" fo:hyphenation-remain-char-count="2" fo:hyphenation-push-char-count="2"/>
    </style:style>
    <style:style style:name="P21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fo:font-variant="small-caps" style:font-name="Lucida Sans" fo:font-size="10.5pt" fo:font-weight="bold" style:font-size-asian="10.5pt" style:font-weight-asian="bold" style:font-name-complex="Arial1" style:font-size-complex="10.5pt" fo:hyphenate="false" fo:hyphenation-remain-char-count="2" fo:hyphenation-push-char-count="2"/>
    </style:style>
    <style:style style:name="P22" style:family="paragraph" style:parent-style-name="Title">
      <style:paragraph-properties fo:margin-left="0.635cm" fo:margin-right="0cm" fo:line-height="0.494cm" fo:text-align="start" style:justify-single-word="false" fo:text-indent="0cm" style:auto-text-indent="false"/>
      <style:text-properties style:font-name="Lucida Sans" fo:font-size="10.5pt" style:font-size-asian="10.5pt" style:font-name-complex="Arial1" style:font-size-complex="9.5pt"/>
    </style:style>
    <style:style style:name="P23" style:family="paragraph" style:parent-style-name="Text_20_body_20_indent">
      <style:paragraph-properties fo:margin-left="1.905cm" fo:margin-right="0cm" fo:line-height="0.494cm" fo:text-align="justify" style:justify-single-word="false" fo:text-indent="-0.635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style:font-size-asian="10pt" style:font-name-complex="Arial1"/>
    </style:style>
    <style:style style:name="P24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style:font-style-complex="italic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officeooo:paragraph-rsid="001a5621" style:font-size-asian="10pt" fo:hyphenate="false" fo:hyphenation-remain-char-count="2" fo:hyphenation-push-char-count="2"/>
    </style:style>
    <style:style style:name="P26" style:family="paragraph" style:parent-style-name="Title">
      <style:paragraph-properties fo:line-height="0.494cm" fo:text-align="start" style:justify-single-word="false"/>
      <style:text-properties style:font-name="Lucida Sans" fo:font-size="10.5pt" style:font-size-asian="10.5pt" style:font-name-complex="Arial1" style:font-size-complex="9.5pt"/>
    </style:style>
    <style:style style:name="P27" style:family="paragraph" style:parent-style-name="Title">
      <style:paragraph-properties fo:line-height="0.494cm" fo:text-align="start" style:justify-single-word="false"/>
      <style:text-properties style:font-name="Lucida Sans" fo:font-size="10pt" style:font-size-asian="10pt"/>
    </style:style>
    <style:style style:name="P28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style:font-size-asian="12pt" style:font-weight-asian="bold" style:font-name-complex="Arial1" style:font-size-complex="12pt"/>
    </style:style>
    <style:style style:name="P29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style:font-size-asian="10.5pt" style:font-weight-asian="bold" style:font-name-complex="Arial1" style:font-size-complex="9.5pt"/>
    </style:style>
    <style:style style:name="P30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officeooo:paragraph-rsid="001a5621" style:font-size-asian="10.5pt" style:font-weight-asian="bold" style:font-name-complex="Arial1" style:font-size-complex="9.5pt"/>
    </style:style>
    <style:style style:name="P31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fo:letter-spacing="-0.011cm" style:font-size-asian="10pt"/>
    </style:style>
    <style:style style:name="P32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style:font-size-asian="10.5pt" style:font-weight-asian="bold" style:font-name-complex="Arial1" style:font-size-complex="10.5pt"/>
    </style:style>
    <style:style style:name="P33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style:font-size-asian="10.5pt" style:font-weight-asian="bold" style:font-name-complex="Arial1" style:font-size-complex="9.5pt"/>
    </style:style>
    <style:style style:name="P34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officeooo:rsid="001a5621" officeooo:paragraph-rsid="001a5621" style:font-size-asian="10.5pt" style:font-weight-asian="bold" style:font-name-complex="Arial1" style:font-size-complex="9.5pt"/>
    </style:style>
    <style:style style:name="P35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style:font-size-asian="12pt" style:font-weight-asian="bold" style:font-name-complex="Arial1" style:font-size-complex="12pt"/>
    </style:style>
    <style:style style:name="P36" style:family="paragraph" style:parent-style-name="Header">
      <style:paragraph-properties fo:margin-left="0cm" fo:margin-right="-1.54cm" fo:text-indent="0cm" style:auto-text-indent="false"/>
      <style:text-properties fo:font-variant="small-caps" fo:color="#000000" style:font-name="Lucida Sans" fo:font-size="25pt" fo:font-weight="bold" style:font-size-asian="25pt" style:font-weight-asian="bold" style:font-name-complex="Tahoma1" style:font-size-complex="25pt" style:font-weight-complex="bold"/>
    </style:style>
    <style:style style:name="P37" style:family="paragraph" style:parent-style-name="Header">
      <style:paragraph-properties fo:margin-left="0cm" fo:margin-right="-1.54cm" fo:text-indent="0cm" style:auto-text-indent="false">
        <style:tab-stops>
          <style:tab-stop style:position="7.62cm" style:type="center"/>
          <style:tab-stop style:position="7.938cm" style:type="center"/>
          <style:tab-stop style:position="15.24cm" style:type="right"/>
        </style:tab-stops>
      </style:paragraph-properties>
      <style:text-properties fo:color="#000000" style:font-name="Lucida Sans" fo:font-weight="bold" style:font-weight-asian="bold" style:font-name-complex="Tahoma1" style:font-size-complex="12pt" style:font-weight-complex="bold"/>
    </style:style>
    <style:style style:name="P38" style:family="paragraph" style:parent-style-name="Header">
      <style:paragraph-properties fo:margin-left="0.127cm" fo:margin-right="0cm" fo:line-height="0.494cm" fo:text-align="end" style:justify-single-word="false" fo:text-indent="0cm" style:auto-text-indent="false"/>
      <style:text-properties fo:color="#000000" style:font-name="Lucida Sans" fo:font-size="10.5pt" style:text-underline-style="solid" style:text-underline-width="auto" style:text-underline-color="font-color" style:font-size-asian="10.5pt" style:font-name-complex="Tahoma1" style:font-size-complex="9.5pt"/>
    </style:style>
    <style:style style:name="P39" style:family="paragraph" style:parent-style-name="Header">
      <style:paragraph-properties fo:margin-left="0.127cm" fo:margin-right="0cm" fo:line-height="0.494cm" fo:text-align="end" style:justify-single-word="false" fo:text-indent="0cm" style:auto-text-indent="false"/>
      <style:text-properties fo:color="#000000" style:font-name="Lucida Sans" fo:font-size="10.5pt" fo:language="en" fo:country="US" style:font-size-asian="10.5pt" style:font-name-complex="Tahoma1" style:font-size-complex="9.5pt"/>
    </style:style>
    <style:style style:name="P40" style:family="paragraph" style:parent-style-name="Header">
      <style:paragraph-properties fo:margin-left="0.127cm" fo:margin-right="0cm" fo:line-height="0.494cm" fo:text-align="end" style:justify-single-word="false" fo:text-indent="0cm" style:auto-text-indent="false"/>
      <style:text-properties fo:color="#000000" style:font-name="Lucida Sans" fo:font-size="10.5pt" style:font-size-asian="10.5pt" style:font-name-complex="Tahoma1" style:font-size-complex="9.5pt"/>
    </style:style>
    <style:style style:name="P41" style:family="paragraph" style:parent-style-name="Header">
      <style:paragraph-properties fo:margin-left="0.127cm" fo:margin-right="0cm" fo:line-height="0.494cm" fo:text-align="end" style:justify-single-word="false" fo:text-indent="0cm" style:auto-text-indent="false"/>
    </style:style>
    <style:style style:name="P42" style:family="paragraph" style:parent-style-name="Title">
      <style:paragraph-properties fo:line-height="0.494cm" fo:text-align="justify" style:justify-single-word="false" fo:padding-left="0cm" fo:padding-right="0cm" fo:padding-top="0.035cm" fo:padding-bottom="0.035cm" fo:border-left="none" fo:border-right="none" fo:border-top="0.51pt solid #00000a" fo:border-bottom="0.51pt solid #00000a"/>
      <style:text-properties fo:font-variant="normal" fo:text-transform="none" style:font-name="Lucida Sans" fo:font-size="11.5pt" fo:language="en" fo:country="US" style:font-size-asian="11.5pt" style:font-name-complex="Tahoma1" style:font-size-complex="11.5pt" style:font-weight-complex="bold"/>
    </style:style>
    <style:style style:name="P43" style:family="paragraph" style:parent-style-name="Header">
      <style:paragraph-properties fo:margin-left="0cm" fo:margin-right="-0.032cm" fo:line-height="0.494cm" fo:text-align="end" style:justify-single-word="false" fo:text-indent="0cm" style:auto-text-indent="false">
        <style:tab-stops>
          <style:tab-stop style:position="4.992cm"/>
          <style:tab-stop style:position="7.62cm" style:type="center"/>
          <style:tab-stop style:position="15.24cm" style:type="right"/>
        </style:tab-stops>
      </style:paragraph-properties>
      <style:text-properties fo:color="#000000" style:font-name="Lucida Sans" fo:font-size="10.5pt" style:font-size-asian="10.5pt" style:font-name-complex="Tahoma1" style:font-size-complex="9.5pt"/>
    </style:style>
    <style:style style:name="P44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a5621" officeooo:paragraph-rsid="001a5621" style:font-size-asian="10pt" style:font-style-complex="italic" style:font-weight-complex="bold" fo:hyphenate="false" fo:hyphenation-remain-char-count="2" fo:hyphenation-push-char-count="2"/>
    </style:style>
    <style:style style:name="P45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aa47b" officeooo:paragraph-rsid="001aa47b" style:font-size-asian="10pt" style:font-style-complex="italic" style:font-weight-complex="bold" fo:hyphenate="false" fo:hyphenation-remain-char-count="2" fo:hyphenation-push-char-count="2"/>
    </style:style>
    <style:style style:name="P46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e0a8f" officeooo:paragraph-rsid="001e0a8f" style:font-size-asian="10pt" style:font-style-complex="italic" style:font-weight-complex="bold" fo:hyphenate="false" fo:hyphenation-remain-char-count="2" fo:hyphenation-push-char-count="2"/>
    </style:style>
    <style:style style:name="P47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style:font-size-asian="10pt" style:font-style-complex="italic" style:font-weight-complex="bold" fo:hyphenate="false" fo:hyphenation-remain-char-count="2" fo:hyphenation-push-char-count="2"/>
    </style:style>
    <style:style style:name="P48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paragraph-rsid="001a5621" style:font-size-asian="10pt" style:font-style-complex="italic" style:font-weight-complex="bold" fo:hyphenate="false" fo:hyphenation-remain-char-count="2" fo:hyphenation-push-char-count="2"/>
    </style:style>
    <style:style style:name="P49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c69a9" officeooo:paragraph-rsid="001c69a9" style:font-size-asian="10pt" style:font-style-complex="italic" style:font-weight-complex="bold" fo:hyphenate="false" fo:hyphenation-remain-char-count="2" fo:hyphenation-push-char-count="2"/>
    </style:style>
    <style:style style:name="P50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a5621" officeooo:paragraph-rsid="001a5621" style:font-size-asian="10pt" fo:hyphenate="false" fo:hyphenation-remain-char-count="2" fo:hyphenation-push-char-count="2"/>
    </style:style>
    <style:style style:name="P51" style:family="paragraph" style:parent-style-name="Standard" style:list-style-name="WWNum2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-0.635cm" style:auto-text-indent="false"/>
      <style:text-properties style:font-name="Lucida Sans" fo:font-size="10pt" officeooo:rsid="001a5621" officeooo:paragraph-rsid="001a5621" style:font-size-asian="10pt" style:language-asian="en" style:country-asian="GB" fo:hyphenate="false" fo:hyphenation-remain-char-count="2" fo:hyphenation-push-char-count="2"/>
    </style:style>
    <style:style style:name="P52" style:family="paragraph" style:parent-style-name="Standard" style:list-style-name="WWNum2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-0.635cm" style:auto-text-indent="false"/>
      <style:text-properties style:font-name="Lucida Sans" fo:font-size="10pt" style:font-size-asian="10pt" style:language-asian="en" style:country-asian="GB" fo:hyphenate="false" fo:hyphenation-remain-char-count="2" fo:hyphenation-push-char-count="2"/>
    </style:style>
    <style:style style:name="P53" style:family="paragraph" style:parent-style-name="List_20_Paragraph" style:list-style-name="WWNum5">
      <style:paragraph-properties fo:margin-left="1.905cm" fo:margin-right="0cm" fo:text-align="justify" style:justify-single-word="false" fo:hyphenation-ladder-count="no-limit" fo:text-indent="-0.635cm" style:auto-text-indent="false"/>
      <style:text-properties style:font-name="Lucida Sans" fo:font-size="10pt" officeooo:rsid="001c69a9" officeooo:paragraph-rsid="001c69a9" style:font-size-asian="10pt" style:font-style-complex="italic" style:font-weight-complex="bold" fo:hyphenate="false" fo:hyphenation-remain-char-count="2" fo:hyphenation-push-char-count="2"/>
    </style:style>
    <style:style style:name="P54" style:family="paragraph" style:parent-style-name="Text_20_body" style:master-page-name="Standard">
      <style:paragraph-properties style:page-number="auto"/>
    </style:style>
    <style:style style:name="P55" style:family="paragraph" style:parent-style-name="Text_20_body_20_indent" style:list-style-name="WWNum1">
      <style:paragraph-properties fo:margin-left="1.905cm" fo:margin-right="0cm" fo:line-height="0.494cm" fo:text-align="justify" style:justify-single-word="false" fo:text-indent="-0.635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style:font-size-asian="10pt" style:font-name-complex="Arial1"/>
    </style:style>
    <style:style style:name="P56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style:font-size-asian="10.5pt" style:font-name-complex="Arial1" style:font-size-complex="9.5pt"/>
    </style:style>
    <style:style style:name="P57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paragraph-rsid="0017f7d2" style:font-size-asian="10.5pt" style:font-name-complex="Arial1" style:font-size-complex="9.5pt"/>
    </style:style>
    <style:style style:name="P58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paragraph-rsid="0017401a" style:font-size-asian="10.5pt" style:font-name-complex="Arial1" style:font-size-complex="9.5pt"/>
    </style:style>
    <style:style style:name="P59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rsid="0017401a" officeooo:paragraph-rsid="0017f7d2" style:font-size-asian="10.5pt" style:font-name-complex="Arial1" style:font-size-complex="9.5pt"/>
    </style:style>
    <style:style style:name="P60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rsid="0017401a" officeooo:paragraph-rsid="0017401a" style:font-size-asian="10.5pt" style:font-name-complex="Arial1" style:font-size-complex="9.5pt"/>
    </style:style>
    <style:style style:name="P61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rsid="0017f7d2" officeooo:paragraph-rsid="0017f7d2" style:font-size-asian="10.5pt" style:font-name-complex="Arial1" style:font-size-complex="9.5pt"/>
    </style:style>
    <style:style style:name="P62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rsid="001769de" officeooo:paragraph-rsid="001769de" style:font-size-asian="10.5pt" style:font-name-complex="Arial1" style:font-size-complex="9.5pt"/>
    </style:style>
    <style:style style:name="P63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fo:font-weight="normal" officeooo:rsid="001769de" officeooo:paragraph-rsid="001769de" style:font-size-asian="10.5pt" style:font-weight-asian="normal" style:font-name-complex="Arial1" style:font-size-complex="9.5pt" style:font-weight-complex="normal"/>
    </style:style>
    <style:style style:name="P64" style:family="paragraph" style:parent-style-name="Title" style:list-style-name="WWNum4">
      <style:paragraph-properties fo:margin-left="0.635cm" fo:margin-right="0cm" fo:line-height="0.494cm" fo:text-align="start" style:justify-single-word="false" fo:text-indent="-0.635cm" style:auto-text-indent="false"/>
      <style:text-properties style:font-name="Lucida Sans" fo:font-size="10.5pt" fo:font-weight="normal" officeooo:rsid="0017401a" officeooo:paragraph-rsid="0017401a" style:font-size-asian="10.5pt" style:font-weight-asian="normal" style:font-name-complex="Arial1" style:font-size-complex="9.5pt"/>
    </style:style>
    <style:style style:name="P65" style:family="paragraph" style:parent-style-name="Title" style:list-style-name="WWNum4">
      <style:paragraph-properties fo:margin-left="0.635cm" fo:margin-right="0cm" fo:line-height="0.494cm" fo:text-align="start" style:justify-single-word="false" fo:text-indent="-0.635cm" style:auto-text-indent="false"/>
      <style:text-properties style:font-name="Lucida Sans" fo:font-size="10.5pt" fo:font-weight="normal" style:font-size-asian="10.5pt" style:font-weight-asian="normal" style:font-name-complex="Arial1" style:font-size-complex="9.5pt"/>
    </style:style>
    <style:style style:name="T1" style:family="text">
      <style:text-properties fo:color="#000000" style:font-name="Lucida Sans" fo:font-size="10.5pt" style:text-underline-style="solid" style:text-underline-width="auto" style:text-underline-color="font-color" style:font-size-asian="10.5pt" style:font-name-complex="Tahoma1" style:font-size-complex="9.5pt"/>
    </style:style>
    <style:style style:name="T2" style:family="text">
      <style:text-properties fo:color="#000000" style:font-name="Lucida Sans" fo:font-size="10.5pt" style:font-size-asian="10.5pt" style:font-name-complex="Tahoma1" style:font-size-complex="9.5pt"/>
    </style:style>
    <style:style style:name="T3" style:family="text">
      <style:text-properties style:font-name="Lucida Sans" fo:font-size="10pt" fo:font-weight="bold" style:font-size-asian="10pt" style:font-weight-asian="bold"/>
    </style:style>
    <style:style style:name="T4" style:family="text">
      <style:text-properties style:font-name="Lucida Sans" fo:font-size="10pt" fo:font-weight="bold" style:font-size-asian="10pt" style:font-weight-asian="bold" style:font-weight-complex="bold"/>
    </style:style>
    <style:style style:name="T5" style:family="text">
      <style:text-properties style:font-name="Lucida Sans" fo:font-size="10pt" style:font-size-asian="10pt"/>
    </style:style>
    <style:style style:name="T6" style:family="text">
      <style:text-properties style:font-name="Lucida Sans" fo:font-size="10pt" fo:font-style="italic" fo:font-weight="bold" style:font-size-asian="10pt" style:font-style-asian="italic" style:font-weight-asian="bold" style:font-style-complex="italic" style:font-weight-complex="bold"/>
    </style:style>
    <style:style style:name="T7" style:family="text">
      <style:text-properties style:font-name="Lucida Sans" fo:font-weight="bold" style:font-weight-asian="bold" style:font-size-complex="12pt"/>
    </style:style>
    <style:style style:name="T8" style:family="text">
      <style:text-properties style:font-name="Lucida Sans" style:font-size-complex="12pt"/>
    </style:style>
    <style:style style:name="T9" style:family="text">
      <style:text-properties style:text-position="super 58%" style:font-name="Lucida Sans" style:font-size-complex="12pt"/>
    </style:style>
    <style:style style:name="T10" style:family="text">
      <style:text-properties officeooo:rsid="0016c3ca"/>
    </style:style>
    <style:style style:name="T11" style:family="text">
      <style:text-properties officeooo:rsid="0017401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7401a" style:font-weight-asian="normal" style:font-weight-complex="normal"/>
    </style:style>
    <style:style style:name="T14" style:family="text">
      <style:text-properties fo:font-weight="normal" officeooo:rsid="001769de" style:font-weight-asian="normal" style:font-weight-complex="normal"/>
    </style:style>
    <style:style style:name="T15" style:family="text">
      <style:text-properties fo:font-weight="normal" officeooo:rsid="0017f7d2" style:font-weight-asian="normal" style:font-weight-complex="normal"/>
    </style:style>
    <style:style style:name="T16" style:family="text">
      <style:text-properties fo:font-weight="normal" officeooo:rsid="001a5621" style:font-weight-asian="normal" style:font-weight-complex="normal"/>
    </style:style>
    <style:style style:name="T17" style:family="text">
      <style:text-properties fo:font-weight="normal" officeooo:rsid="00252725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7401a" style:font-weight-asian="bold" style:font-weight-complex="bold"/>
    </style:style>
    <style:style style:name="T20" style:family="text">
      <style:text-properties style:font-style-complex="italic" style:font-weight-complex="bold"/>
    </style:style>
    <style:style style:name="T21" style:family="text">
      <style:text-properties officeooo:rsid="001aa47b" style:font-style-complex="italic" style:font-weight-complex="bold"/>
    </style:style>
    <style:style style:name="T22" style:family="text">
      <style:text-properties officeooo:rsid="001a5621"/>
    </style:style>
    <style:style style:name="T23" style:family="text">
      <style:text-properties officeooo:rsid="001c69a9"/>
    </style:style>
    <style:style style:name="T24" style:family="text">
      <style:text-properties officeooo:rsid="001e0a8f"/>
    </style:style>
    <style:style style:name="T25" style:family="text">
      <style:text-properties officeooo:rsid="00231a18"/>
    </style:style>
    <style:style style:name="T26" style:family="text">
      <style:text-properties officeooo:rsid="00242520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<draw:frame draw:style-name="fr1" draw:name="Picture" text:anchor-type="char" svg:x="-0.111cm" svg:y="0cm" svg:width="19.237cm" svg:height="2.515cm" draw:z-index="0"><draw:image xlink:href="Pictures/1000020100000324000000614DAA6380.png" xlink:type="simple" xlink:show="embed" xlink:actuate="onLoad"/></draw:frame></text:p>
            <text:p text:style-name="P36">Ravi Shankar</text:p>
            <text:p text:style-name="P37">Discipline: B.Tech.</text:p>
            <text:p text:style-name="P37">Branch:Computer Science and Engg. </text:p>
            <text:p text:style-name="P37">MNNIT Allahabad</text:p>
          </table:table-cell>
          <table:table-cell table:style-name="Table1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41"><text:span text:style-name="T1">Address</text:span><text:span text:style-name="T2">:</text:span></text:p>
            <text:p text:style-name="P39">Room No. 263, </text:p>
            <text:p text:style-name="P39">Patel Hostel</text:p>
            <text:p text:style-name="P39">MNNIT Allahabad (UP).</text:p>
            <text:p text:style-name="P40">Mobile: +91-7571872733</text:p>
            <text:p text:style-name="P43">Email:ravishankarkumar@live.com</text:p>
          </table:table-cell>
        </table:table-row>
      </table:table>
      <text:p text:style-name="P1"/>
      <text:p text:style-name="P42">Career Objective: TO CREATE TOOLS AND TECHNOLOGIES THAT IMPROVE LI<text:span text:style-name="T10">V</text:span>E<text:span text:style-name="T10">S</text:span> OF PEOPLE</text:p>
      <text:p text:style-name="P28"><text:bookmark text:name="OLE_LINK2"/></text:p>
      <text:p text:style-name="P28"/>
      <text:p text:style-name="P35">Academic Performance</text:p>
      <text:p text:style-name="P3"/>
      <text:p text:style-name="P7">B.Tech, Computer Science and Engineering</text:p>
      <text:p text:style-name="P7">Institution: MNNIT, Allahabad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16">Qualification</text:p>
          </table:table-cell>
          <table:table-cell table:style-name="Table2.A1" office:value-type="string">
            <text:p text:style-name="P14">Institution</text:p>
          </table:table-cell>
          <table:table-cell table:style-name="Table2.A1" office:value-type="string">
            <text:p text:style-name="P13">Year</text:p>
          </table:table-cell>
          <table:table-cell table:style-name="Table2.A1" office:value-type="string">
            <text:p text:style-name="P14">Aggregate</text:p>
          </table:table-cell>
        </table:table-row>
        <table:table-row table:style-name="Table2.1">
          <table:table-cell table:style-name="Table2.A1" office:value-type="string">
            <text:p text:style-name="P14">B.Tech(Upto VII semester)</text:p>
          </table:table-cell>
          <table:table-cell table:style-name="Table2.A1" office:value-type="string">
            <text:p text:style-name="P15">MNNIT Allahabad</text:p>
          </table:table-cell>
          <table:table-cell table:style-name="Table2.A1" office:value-type="string">
            <text:p text:style-name="P15">2016</text:p>
          </table:table-cell>
          <table:table-cell table:style-name="Table2.A1" office:value-type="string">
            <text:p text:style-name="P15">6.66(On a scale of 10)</text:p>
          </table:table-cell>
        </table:table-row>
        <table:table-row table:style-name="Table2.1">
          <table:table-cell table:style-name="Table2.A3" office:value-type="string">
            <text:p text:style-name="P13">XII (CBSE Board)</text:p>
          </table:table-cell>
          <table:table-cell table:style-name="Table2.A3" office:value-type="string">
            <text:p text:style-name="P12">Holy Mission Sr Sec School</text:p>
          </table:table-cell>
          <table:table-cell table:style-name="Table2.A3" office:value-type="string">
            <text:p text:style-name="P12">2011</text:p>
          </table:table-cell>
          <table:table-cell table:style-name="Table2.A3" office:value-type="string">
            <text:p text:style-name="P12">73.2%</text:p>
          </table:table-cell>
        </table:table-row>
        <table:table-row table:style-name="Table2.1">
          <table:table-cell table:style-name="Table2.A1" office:value-type="string">
            <text:p text:style-name="P13">X(CBSE Board)</text:p>
          </table:table-cell>
          <table:table-cell table:style-name="Table2.A1" office:value-type="string">
            <text:p text:style-name="P12">The Earth Public School</text:p>
          </table:table-cell>
          <table:table-cell table:style-name="Table2.A1" office:value-type="string">
            <text:p text:style-name="P12">2009</text:p>
          </table:table-cell>
          <table:table-cell table:style-name="Table2.A1" office:value-type="string">
            <text:p text:style-name="P12">90.2%</text:p>
          </table:table-cell>
        </table:table-row>
      </table:table>
      <text:p text:style-name="P11"/>
      <text:p text:style-name="P11"/>
      <text:p text:style-name="P11">Areas Of Interest</text:p>
      <text:p text:style-name="P23"><text:bookmark text:name="OLE_LINK21"/></text:p>
      <text:list xml:id="list1940442399584394850" text:style-name="WWNum1">
        <text:list-item>
          <text:p text:style-name="P55">Node.js</text:p>
        </text:list-item>
        <text:list-item>
          <text:p text:style-name="P55">Web Development.</text:p>
        </text:list-item>
        <text:list-item>
          <text:p text:style-name="P55">Algorithms.</text:p>
        </text:list-item>
        <text:list-item>
          <text:p text:style-name="P55">Data Structures.</text:p>
        </text:list-item>
      </text:list>
      <text:p text:style-name="P31"/>
      <text:p text:style-name="P18"/>
      <text:p text:style-name="P21"/>
      <text:p text:style-name="P21"/>
      <text:p text:style-name="P21"/>
      <text:p text:style-name="P21"/>
      <text:p text:style-name="P21"/>
      <text:p text:style-name="P32"><text:soft-page-break/></text:p>
      <text:p text:style-name="P32">Projects</text:p>
      <text:p text:style-name="P22"/>
      <text:list xml:id="list2936597323351875603" text:style-name="WWNum4">
        <text:list-item>
          <text:p text:style-name="P64">E-Commerce Website</text:p>
          <text:list>
            <text:list-item>
              <text:p text:style-name="P56">Project Title-<text:tab/><text:span text:style-name="T13">E-Market</text:span></text:p>
            </text:list-item>
            <text:list-item>
              <text:p text:style-name="P57">Duration-<text:tab/><text:tab/><text:span text:style-name="T13">15 days</text:span></text:p>
            </text:list-item>
            <text:list-item>
              <text:p text:style-name="P59"><text:span text:style-name="T18">URL-</text:span><text:span text:style-name="T12"><text:tab/><text:tab/><text:tab/>http://nodedemo.coderpigeon.com</text:span></text:p>
            </text:list-item>
            <text:list-item>
              <text:p text:style-name="P58">Brief Description-<text:tab/><text:span text:style-name="T13">An E-commerce website to serve as a simple teaching project on node.js. This website has very simple features of an e-commerce site such as adding a product(for admin) and cart(for users)</text:span></text:p>
            </text:list-item>
          </text:list>
        </text:list-item>
      </text:list>
      <text:p text:style-name="P26"/>
      <text:p text:style-name="P26"/>
      <text:list xml:id="list21522713923522" text:continue-numbering="true" text:style-name="WWNum4">
        <text:list-item>
          <text:p text:style-name="P65"><text:span text:style-name="T11">Tech fest Website</text:span> –</text:p>
          <text:list>
            <text:list-item>
              <text:p text:style-name="P56">Project Title-<text:tab/><text:span text:style-name="T13">vivacious 2k16</text:span></text:p>
            </text:list-item>
            <text:list-item>
              <text:p text:style-name="P57">Duration-<text:tab/><text:tab/><text:span text:style-name="T13">One month</text:span></text:p>
            </text:list-item>
            <text:list-item>
              <text:p text:style-name="P61"><text:span text:style-name="T19">URL-</text:span><text:span text:style-name="T13"><text:tab/><text:tab/><text:tab/>http://ewing.technoculturalfest.com</text:span></text:p>
            </text:list-item>
            <text:list-item>
              <text:p text:style-name="P56">Brief Description-<text:tab/><text:span text:style-name="T13">A website for the tech</text:span><text:span text:style-name="T17">no</text:span><text:span text:style-name="T13">-cultural fest being organised in Ewing Christian College, Allahabad.<text:line-break/>Frameworks/Libraries/Modules used in this website are:</text:span></text:p>
              <text:list>
                <text:list-item>
                  <text:p text:style-name="P60"><text:span text:style-name="T12">Node.js-<text:tab/></text:span><text:span text:style-name="T14">to run the server</text:span></text:p>
                </text:list-item>
                <text:list-item>
                  <text:p text:style-name="P60"><text:span text:style-name="T12">Express.js-<text:tab/></text:span><text:span text:style-name="T14">To handle routes</text:span></text:p>
                </text:list-item>
                <text:list-item>
                  <text:p text:style-name="P60"><text:span text:style-name="T12">swig-<text:tab/><text:tab/></text:span><text:span text:style-name="T14">Templating engine</text:span></text:p>
                </text:list-item>
                <text:list-item>
                  <text:p text:style-name="P60"><text:span text:style-name="T12">Bootstrap-<text:tab/></text:span><text:span text:style-name="T16">F</text:span><text:span text:style-name="T14">ront-end Library</text:span></text:p>
                </text:list-item>
                <text:list-item>
                  <text:p text:style-name="P60"><text:span text:style-name="T12">jQuery-<text:tab/></text:span><text:span text:style-name="T14">Front-end Javascript Library</text:span></text:p>
                </text:list-item>
                <text:list-item>
                  <text:p text:style-name="P60"><text:span text:style-name="T12">Mongoose.js-<text:tab/></text:span><text:span text:style-name="T14">For handling mongoDB database</text:span></text:p>
                </text:list-item>
                <text:list-item>
                  <text:p text:style-name="P60"><text:span text:style-name="T12">Passport.js-<text:tab/></text:span><text:span text:style-name="T14">For handling authentication</text:span></text:p>
                </text:list-item>
                <text:list-item>
                  <text:p text:style-name="P63">Easyimage-<text:tab/>For manipulating images</text:p>
                </text:list-item>
                <text:list-item>
                  <text:p text:style-name="P63">sendgrid-<text:tab/>To send emails from the server</text:p>
                </text:list-item>
                <text:list-item>
                  <text:p text:style-name="P63">multer-<text:tab/>To handle file-upload</text:p>
                </text:list-item>
                <text:list-item>
                  <text:p text:style-name="P62"><text:span text:style-name="T12">other node modules such as bcrypt.js, conect-flash et</text:span><text:span text:style-name="T15">c</text:span></text:p>
                </text:list-item>
              </text:list>
            </text:list-item>
          </text:list>
        </text:list-item>
      </text:list>
      <text:p text:style-name="P27"/>
      <text:p text:style-name="P30"/>
      <text:p text:style-name="P34">Computer Skills</text:p>
      <text:p text:style-name="P25"/>
      <text:list xml:id="list2122221384089534093" text:style-name="WWNum3">
        <text:list-item>
          <text:list>
            <text:list-item>
              <text:p text:style-name="P44">Web-development</text:p>
              <text:list>
                <text:list-item>
                  <text:p text:style-name="P44">Node.js</text:p>
                </text:list-item>
                <text:list-item>
                  <text:p text:style-name="P44">HTML/CSS</text:p>
                </text:list-item>
                <text:list-item>
                  <text:p text:style-name="P44">Bootstrap</text:p>
                </text:list-item>
                <text:list-item>
                  <text:p text:style-name="P44">jQuery</text:p>
                </text:list-item>
              </text:list>
            </text:list-item>
            <text:list-item>
              <text:p text:style-name="P44">Version Control System</text:p>
              <text:list>
                <text:list-item>
                  <text:p text:style-name="P44">git</text:p>
                </text:list-item>
                <text:list-item>
                  <text:p text:style-name="P44">Actively using bitbucket and github</text:p>
                </text:list-item>
              </text:list>
            </text:list-item>
            <text:list-item>
              <text:p text:style-name="P44">Programming Languages</text:p>
              <text:list>
                <text:list-item>
                  <text:p text:style-name="P50"><text:span text:style-name="T20">C/C++, Java</text:span><text:span text:style-name="T21">S</text:span><text:span text:style-name="T20">cript, C#, Java</text:span></text:p>
                </text:list-item>
              </text:list>
            </text:list-item>
            <text:list-item>
              <text:p text:style-name="P45">Documentation</text:p>
              <text:list>
                <text:list-item>
                  <text:p text:style-name="P45">ASCIIDOC</text:p>
                </text:list-item>
                <text:list-item>
                  <text:p text:style-name="P45">markdown</text:p>
                </text:list-item>
                <text:list-item>
                  <text:p text:style-name="P45">Latex</text:p>
                </text:list-item>
              </text:list>
            </text:list-item>
            <text:list-item>
              <text:p text:style-name="P45">Other Computer tools</text:p>
              <text:list>
                <text:list-item>
                  <text:p text:style-name="P45"><text:span text:style-name="T26">Comfortable with </text:span>Ubuntu and basic tools on this platform such as LibreOffice, GIMP</text:p>
                </text:list-item>
              </text:list>
            </text:list-item>
          </text:list>
        </text:list-item>
      </text:list>
      <text:p text:style-name="P29"/>
      <text:p text:style-name="P33"><text:soft-page-break/><text:span text:style-name="T22">Other</text:span> Activities</text:p>
      <text:p text:style-name="P24"/>
      <text:list xml:id="list21522451888390" text:continue-numbering="true" text:style-name="WWNum3">
        <text:list-item>
          <text:list>
            <text:list-item>
              <text:p text:style-name="P44">Started Computer Training Institute</text:p>
              <text:list>
                <text:list-item>
                  <text:p text:style-name="P44"><text:span text:style-name="T24">URL</text:span>-<text:tab/><text:a xlink:type="simple" xlink:href="http://www.coderpigeon.com/">http://www.coderpigeon.com</text:a></text:p>
                </text:list-item>
                <text:list-item>
                  <text:p text:style-name="P46">Taught <text:span text:style-name="T25">multiple</text:span> course<text:span text:style-name="T25">s</text:span> on web development</text:p>
                </text:list-item>
              </text:list>
            </text:list-item>
            <text:list-item>
              <text:p text:style-name="P48">Organized Techno-cultural fest in Ewing Christian College, Allahabad</text:p>
            </text:list-item>
            <text:list-item>
              <text:p text:style-name="P47">Presented a seminar in Ewing Christian College, Allahabad</text:p>
            </text:list-item>
            <text:list-item>
              <text:p text:style-name="P49">co-ordinated “Cyborg- The Robotics Workshop”</text:p>
            </text:list-item>
            <text:list-item>
              <text:p text:style-name="P49">co-ordinated “nDROID Workshop”</text:p>
            </text:list-item>
            <text:list-item>
              <text:p text:style-name="P49">organised “Ethical Hacking and Cyber Forensics” workshop</text:p>
            </text:list-item>
          </text:list>
        </text:list-item>
      </text:list>
      <text:p text:style-name="P17"/>
      <text:p text:style-name="P17"/>
      <text:p text:style-name="P17"/>
      <text:p text:style-name="P10"><text:span text:style-name="T23">Involvement</text:span> in Technical Activities</text:p>
      <text:list xml:id="list1408210599323328014" text:style-name="WWNum5">
        <text:list-item>
          <text:p text:style-name="P53">Participated in “Cyborg- The Robotics Workshop”</text:p>
        </text:list-item>
        <text:list-item>
          <text:p text:style-name="P53">Completed “Certificate in Network management course”</text:p>
        </text:list-item>
      </text:list>
      <text:p text:style-name="P33"/>
      <text:p text:style-name="P33">Hobbies</text:p>
      <text:p text:style-name="P19"/>
      <text:list xml:id="list2721329947241387297" text:style-name="WWNum2">
        <text:list-item>
          <text:p text:style-name="P51">Teaching</text:p>
        </text:list-item>
        <text:list-item>
          <text:p text:style-name="P51">Reading books</text:p>
        </text:list-item>
        <text:list-item>
          <text:p text:style-name="P52">Biking</text:p>
        </text:list-item>
      </text:list>
      <text:p text:style-name="P20"/>
      <text:p text:style-name="P20"/>
      <text:p text:style-name="P35"/>
      <text:p text:style-name="P35">Personal Details</text:p>
      <text:p text:style-name="P2"/>
      <text:p text:style-name="P8"><text:span text:style-name="T7">Nationality:<text:tab/></text:span><text:span text:style-name="T8"><text:tab/><text:tab/>Indian</text:span></text:p>
      <text:p text:style-name="P8"><text:span text:style-name="T7">Date of Birth:<text:tab/><text:tab/><text:tab/></text:span><text:span text:style-name="T8">10</text:span><text:span text:style-name="T9">th</text:span><text:span text:style-name="T8"> October, 1994</text:span></text:p>
      <text:p text:style-name="P8"><text:span text:style-name="T7">Sex:<text:tab/><text:tab/><text:tab/><text:tab/><text:tab/></text:span><text:span text:style-name="T8">Male</text:span></text:p>
      <text:p text:style-name="P8"><text:span text:style-name="T7">Fathers Name:<text:tab/><text:tab/><text:tab/></text:span><text:span text:style-name="T8">Nagendra Prasad</text:span></text:p>
      <text:p text:style-name="P8"><text:span text:style-name="T7">Occupation:<text:tab/><text:tab/></text:span><text:span text:style-name="T8"><text:tab/>Retired Teacher</text:span></text:p>
      <text:p text:style-name="P8"><text:span text:style-name="T7">Mothers Name:<text:tab/><text:tab/><text:tab/></text:span><text:span text:style-name="T8">Jailash Devi</text:span></text:p>
      <text:p text:style-name="P8"><text:span text:style-name="T7">Occupation:<text:tab/><text:tab/></text:span><text:span text:style-name="T8"><text:tab/>Home Maker</text:span></text:p>
      <text:p text:style-name="P8"><text:span text:style-name="T7">Permanent Address <text:tab/><text:tab/></text:span><text:span text:style-name="T8">Sakri Saraiya, Turki, Muzaffarpur-844127 BIHAR</text:span><text:span text:style-name="T7"><text:tab/></text:span></text:p>
      <text:p text:style-name="P8"><text:span text:style-name="T7">Permanent Contact no.<text:tab/><text:tab/></text:span><text:span text:style-name="T8">+91-7571872733</text:span></text:p>
      <text:p text:style-name="P5"/>
      <text:p text:style-name="P6">I hereby declare that all the information given is correct to the best of my knowledge.</text:p>
      <text:p text:style-name="P9"><text:span text:style-name="T4">Date</text:span><text:span text:style-name="T3">:</text:span></text:p>
      <text:p text:style-name="P9"><text:span text:style-name="T4">Place</text:span><text:span text:style-name="T3">:</text:span><text:span text:style-name="T6">Allahabad</text:span><text:span text:style-name="T5"><text:tab/><text:tab/></text:span><text:span text:style-name="T3"><text:tab/><text:tab/><text:tab/>(Ravi Shank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0.635cm"/>
          <style:tab-stop style:position="1.27cm"/>
          <style:tab-stop style:position="1.905cm"/>
        </style:tab-stops>
      </style:paragraph-properties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default-outline-level="" style:class="chapter">
      <style:paragraph-properties fo:margin-top="0cm" fo:margin-bottom="0cm" style:contextual-spacing="false" fo:line-height="100%" fo:text-align="center" style:justify-single-word="false"/>
      <style:text-properties fo:font-variant="small-caps" style:font-name="Arial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fo:font-variant="small-caps" style:font-name="Arial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94cm" fo:margin-bottom="1.27cm" fo:margin-left="1.111cm" fo:margin-right="1.588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01T15:39:00</meta:creation-date>
    <meta:initial-creator>compaq</meta:initial-creator>
    <dc:language>en-IN</dc:language>
    <dc:date>2016-01-03T02:15:21.811274847</dc:date>
    <meta:editing-cycles>52</meta:editing-cycles>
    <meta:editing-duration>PT44M9S</meta:editing-duration>
    <meta:generator>LibreOffice/4.2.8.2$Linux_X86_64 LibreOffice_project/420m0$Build-2</meta:generator>
    <meta:document-statistic meta:table-count="2" meta:image-count="1" meta:object-count="0" meta:page-count="3" meta:paragraph-count="103" meta:word-count="433" meta:character-count="2923" meta:non-whitespace-character-count="2613"/>
    <meta:template xlink:type="simple" xlink:actuate="onRequest" xlink:title="Normal" xlink:href=""/>
  </office:meta>
</office:document-meta>
</file>